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6mm"/>
    </style:style>
    <style:style style:name="co2" style:family="table-column">
      <style:table-column-properties fo:break-before="auto" style:column-width="44.2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Data sci reg ad</text:p>
          </table:table-cell>
          <table:table-cell office:value-type="string" calcext:value-type="string">
            <text:p><text:a xlink:href="https://www.asa.org.uk/about-asa-and-cap/careers-at-the-asa/vacancies.html" xlink:type="simple">https://www.asa.org.uk/about-asa-and-cap/careers-at-the-asa/vacancies.html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ECLT (comp bio)</text:p>
          </table:table-cell>
          <table:table-cell office:value-type="string" calcext:value-type="string">
            <text:p><text:a xlink:href="https://www.unive.it/pag/fileadmin/user_upload/centri/ECLT/documenti/Bando_assegno_DC-ren_7_EN_PUBBLICAZIONE.pdf" xlink:type="simple">https://www.unive.it/pag/fileadmin/user_upload/centri/ECLT/documenti/Bando_assegno_DC-ren_7_EN_PUBBLICAZIONE.pdf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MB Berlin postdoc 3years</text:p>
          </table:table-cell>
          <table:table-cell office:value-type="string" calcext:value-type="string">
            <text:p><text:a xlink:href="https://cmb.huma-num.fr/position-as-early-career-researcher-up-to-3-years/" xlink:type="simple">https://cmb.huma-num.fr/position-as-early-career-researcher-up-to-3-years/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ncours inrae? 04/03</text:p>
          </table:table-cell>
          <table:table-cell office:value-type="string" calcext:value-type="string">
            <text:p><text:a xlink:href="https://jobs.inrae.fr/concours/concours-charges-recherche-classe-normale-profil-h-f" xlink:type="simple">https://jobs.inrae.fr/concours/concours-charges-recherche-classe-normale-profil-h-f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ulouse simulation</text:p>
          </table:table-cell>
          <table:table-cell office:value-type="string" calcext:value-type="string">
            <text:p><text:a xlink:href="https://jobs.inrae.fr/concours/concours-charges-recherche-classe-normale-profil-h-f/cr-2021-mathnum-2" xlink:type="simple">https://jobs.inrae.fr/concours/concours-charges-recherche-classe-normale-profil-h-f/cr-2021-mathnum-2</text:a></text:p>
          </table:table-cell>
        </table:table-row>
        <table:table-row table:style-name="ro2">
          <table:table-cell/>
          <table:table-cell office:value-type="string" calcext:value-type="string">
            <text:p>Guyane transition</text:p>
          </table:table-cell>
          <table:table-cell office:value-type="string" calcext:value-type="string">
            <text:p><text:a xlink:href="https://jobs.inrae.fr/concours/concours-charges-recherche-classe-normale-profil-h-f/cr-2021-ecosocio-2" xlink:type="simple">https://jobs.inrae.fr/concours/concours-charges-recherche-classe-normale-profil-h-f/cr-2021-ecosocio-2</text:a></text:p>
          </table:table-cell>
        </table:table-row>
        <table:table-row table:style-name="ro2">
          <table:table-cell/>
          <table:table-cell office:value-type="string" calcext:value-type="string">
            <text:p>Grignon ML-alimentation</text:p>
          </table:table-cell>
          <table:table-cell office:value-type="string" calcext:value-type="string">
            <text:p><text:a xlink:href="https://jobs.inrae.fr/concours/concours-charges-recherche-classe-normale-profil-h-f/cr-2021-ecosocio-1" xlink:type="simple">https://jobs.inrae.fr/concours/concours-charges-recherche-classe-normale-profil-h-f/cr-2021-ecosocio-1</text:a></text:p>
          </table:table-cell>
        </table:table-row>
        <table:table-row table:style-name="ro2">
          <table:table-cell/>
          <table:table-cell office:value-type="string" calcext:value-type="string">
            <text:p>Paris math: trop matheux</text:p>
          </table:table-cell>
          <table:table-cell office:value-type="string" calcext:value-type="string">
            <text:p><text:a xlink:href="https://jobs.inrae.fr/concours/concours-charges-recherche-classe-normale-profil-h-f/cr-2021-mathnum-1" xlink:type="simple">https://jobs.inrae.fr/concours/concours-charges-recherche-classe-normale-profil-h-f/cr-2021-mathnum-1</text:a>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Pr cnam? Need HDR!</text:p>
          </table:table-cell>
          <table:table-cell office:value-type="string" calcext:value-type="string">
            <text:p><text:a xlink:href="https://presentation.cnam.fr/le-cnam-recrute/recrutement-de-6-professeurs-du-cnam-1230698.kjsp?RH=EMP" xlink:type="simple">https://presentation.cnam.fr/le-cnam-recrute/recrutement-de-6-professeurs-du-cnam-1230698.kjsp?RH=EMP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ransport policy Glasgow 21/02</text:p>
          </table:table-cell>
          <table:table-cell office:value-type="string" calcext:value-type="string">
            <text:p><text:a xlink:href="https://strathvacancies.engageats.co.uk/ViewVacancyV2.aspx?enc=mEgrBL4XQK0+ld8aNkwYmGngOELm0f24rCuTNWs7LGi21P21+S4vP91jnvykNzMmw3G3pLPKliDM9cDoTaoSTPoblCohlqTJAG5jTQ5AWUWXUPtTco8qIg0BftbIoRiXnG6ZZ+PAMGLrboc7Iq1D8A" xlink:type="simple">https://strathvacancies.engageats.co.uk/ViewVacancyV2.aspx?enc=mEgrBL4XQK0+ld8aNkwYmGngOELm0f24rCuTNWs7LGi21P21+S4vP91jnvykNzMmw3G3pLPKliDM9cDoTaoSTPoblCohlqTJAG5jTQ5AWUWXUPtTco8qIg0BftbIoRiXnG6ZZ+PAMGLrboc7Iq1D8A</text:a>==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Nesta (Research Scientist 15/02)</text:p>
          </table:table-cell>
          <table:table-cell office:value-type="string" calcext:value-type="string">
            <text:p><text:a xlink:href="https://www.nesta.org.uk/jobs/" xlink:type="simple">https://www.nesta.org.uk/jobs/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ransport data scientist arup (dead 14/01)</text:p>
          </table:table-cell>
          <table:table-cell office:value-type="string" calcext:value-type="string">
            <text:p><text:a xlink:href="https://jobs.arup.com/jobs/transport-data-scientist-3021" xlink:type="simple">https://jobs.arup.com/jobs/transport-data-scientist-3021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Delft associate prof urban studies (dead 14/01)</text:p>
          </table:table-cell>
          <table:table-cell office:value-type="string" calcext:value-type="string">
            <text:p><text:a xlink:href="https://www.tudelft.nl/over-tu-delft/werken-bij-tu-delft/vacatures/details/?jobId=1631&amp;jobTitle=Associate%20Professor%20in%20Urban%20Studies" xlink:type="simple">https://www.tudelft.nl/over-tu-delft/werken-bij-tu-delft/vacatures/details/?jobId=1631&amp;jobTitle=Associate%20Professor%20in%20Urban%20Studies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US Computational Social Science</text:p>
          </table:table-cell>
          <table:table-cell office:value-type="string" calcext:value-type="string">
            <text:p><text:a xlink:href="https://careers-twosixlabs.icims.com/jobs/1196/job?mobile=false&amp;width=1296&amp;height=500&amp;bga=true&amp;needsRedirect=false&amp;jan1offset=0&amp;jun1offset=60" xlink:type="simple">https://careers-twosixlabs.icims.com/jobs/1196/job?mobile=false&amp;width=1296&amp;height=500&amp;bga=true&amp;needsRedirect=false&amp;jan1offset=0&amp;jun1offset=60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ostdoc Imperial energy</text:p>
          </table:table-cell>
          <table:table-cell office:value-type="string" calcext:value-type="string">
            <text:p><text:a xlink:href="https://www.imperial.ac.uk/jobs/description/BUS00310/research-associate-energy-and-environmental-economics" xlink:type="simple">https://www.imperial.ac.uk/jobs/description/BUS00310/research-associate-energy-and-environmental-economics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ostdoc MIT environment</text:p>
          </table:table-cell>
          <table:table-cell office:value-type="string" calcext:value-type="string">
            <text:p><text:a xlink:href="https://careers.peopleclick.com/careerscp/client_mit/external/jobDetails/jobDetail.html?jobPostId=19432&amp;localeCode=en-us" xlink:type="simple">https://careers.peopleclick.com/careerscp/client_mit/external/jobDetails/jobDetail.html?jobPostId=19432&amp;localeCode=en-us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putation inequalities MIT 15/12</text:p>
          </table:table-cell>
          <table:table-cell office:value-type="string" calcext:value-type="string">
            <text:p><text:a xlink:href="https://apply.interfolio.com/80566" xlink:type="simple">https://apply.interfolio.com/80566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SE Lecturer 13/12</text:p>
          </table:table-cell>
          <table:table-cell office:value-type="string" calcext:value-type="string">
            <text:p><text:a xlink:href="https://jobs.lse.ac.uk/Vacancies/W/1386/0/281980/15539/assistant-professorial-lecturer-in-geographical-data-science" xlink:type="simple">https://jobs.lse.ac.uk/Vacancies/W/1386/0/281980/15539/assistant-professorial-lecturer-in-geographical-data-science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everhulme Oxford 07/12</text:p>
          </table:table-cell>
          <table:table-cell office:value-type="string" calcext:value-type="string">
            <text:p><text:a xlink:href="https://www.jobs.ac.uk/job/CCK762/postdoctoral-researcher-leverhulme-centre-for-demographic-research" xlink:type="simple">https://www.jobs.ac.uk/job/CCK762/postdoctoral-researcher-leverhulme-centre-for-demographic-research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EPSRC schemes?</text:p>
          </table:table-cell>
          <table:table-cell office:value-type="string" calcext:value-type="string">
            <text:p><text:a xlink:href="https://epsrc.ukri.org/skills/fellows/" xlink:type="simple">https://epsrc.ukri.org/skills/fellows/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ISER 31/12</text:p>
          </table:table-cell>
          <table:table-cell office:value-type="string" calcext:value-type="string">
            <text:p><text:a xlink:href="https://jobs.liser.lu/jobs/detail/research-associate-post-doc-in-urban-modelling-and-spatial-data-analytics-m-f-ref-20-15-157" xlink:type="simple">https://jobs.liser.lu/jobs/detail/research-associate-post-doc-in-urban-modelling-and-spatial-data-analytics-m-f-ref-20-15-157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UCL Eng 9/12 (1y: not interesting→ 31/12)</text:p>
          </table:table-cell>
          <table:table-cell office:value-type="string" calcext:value-type="string">
            <text:p><text:a xlink:href="https://atsv7.wcn.co.uk/search_engine/jobs.cgi?amNvZGU9MTg3MzAyMCZ2dF90ZW1wbGF0ZT05NjUmb3duZXI9NTA0MTE3OCZvd25lcnR5cGU9ZmFpciZicmFuZF9pZD0wJmpvYl9yZWZfY29kZT0xODczMDIwJnBvc3RpbmdfY29kZT0yMjQ%3D=&amp;jcode=1873020&amp;vt_template=965&amp;owner=5041178&amp;ownertype=fair&amp;brand_id=0&amp;job_ref_code=1873020&amp;posting_code=224" xlink:type="simple">https://atsv7.wcn.co.uk/search_engine/jobs.cgi?amNvZGU9MTg3MzAyMCZ2dF90ZW1wbGF0ZT05NjUmb3duZXI9NTA0MTE3OCZvd25lcnR5cGU9ZmFpciZicmFuZF9pZD0wJmpvYl9yZWZfY29kZT0xODczMDIwJnBvc3RpbmdfY29kZT0yMjQ%3D=&amp;jcode=1873020&amp;vt_template=965&amp;owner=5041178&amp;ownertype=fair&amp;brand_id=0&amp;job_ref_code=1873020&amp;posting_code=224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ostdoc Oxford: expired?</text:p>
          </table:table-cell>
          <table:table-cell office:value-type="string" calcext:value-type="string">
            <text:p><text:a xlink:href="https://www.geog.ox.ac.uk/news/jobs/" xlink:type="simple">https://www.geog.ox.ac.uk/news/jobs/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Zurich comp soc sci 14/12</text:p>
          </table:table-cell>
          <table:table-cell office:value-type="string" calcext:value-type="string">
            <text:p><text:a xlink:href="https://www.jobs.ethz.ch/job/view/JOPG_ethz_9VurY5OekAs4Mpq6fG" xlink:type="simple">https://www.jobs.ethz.ch/job/view/JOPG_ethz_9VurY5OekAs4Mpq6fG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Observatoire territoires</text:p>
          </table:table-cell>
          <table:table-cell office:value-type="string" calcext:value-type="string">
            <text:p><text:a xlink:href="https://www.place-emploi-public.gouv.fr/offre-emploi/responsable-de-l-equipe-en-charge-de-l-observatoire-des-territoires-reference-2020-425141" xlink:type="simple">https://www.place-emploi-public.gouv.fr/offre-emploi/responsable-de-l-equipe-en-charge-de-l-observatoire-des-territoires-reference-2020-425141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ecturer Glasgow</text:p>
          </table:table-cell>
          <table:table-cell office:value-type="string" calcext:value-type="string">
            <text:p><text:a xlink:href="https://www.jobs.ac.uk/job/CCC576/lecturer-senior-lecturer-or-reader-in-geospatial-data-science" xlink:type="simple">https://www.jobs.ac.uk/job/CCC576/lecturer-senior-lecturer-or-reader-in-geospatial-data-science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qualif CNU</text:p>
          </table:table-cell>
          <table:table-cell office:value-type="string" calcext:value-type="string">
            <text:p><text:a xlink:href="https://www.conseil-national-des-universites.fr/cnu/#/entite/entiteName/CNU/idChild/32/idNode/3745-3899" xlink:type="simple">https://www.conseil-national-des-universites.fr/cnu/#/entite/entiteName/CNU/idChild/32/idNode/3745-3899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ust Twente</text:p>
          </table:table-cell>
          <table:table-cell office:value-type="string" calcext:value-type="string">
            <text:p><text:a xlink:href="https://www.academictransfer.com/en/293240/assistant-professor-in-sustainability-and-complex-adaptive-systems/" xlink:type="simple">https://www.academictransfer.com/en/293240/assistant-professor-in-sustainability-and-complex-adaptive-systems/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ecturer Leeds</text:p>
          </table:table-cell>
          <table:table-cell office:value-type="string" calcext:value-type="string">
            <text:p><text:a xlink:href="https://jobs.leeds.ac.uk/vacancy.aspx?ref=ENVGE1126&amp;s=09" xlink:type="simple">https://jobs.leeds.ac.uk/vacancy.aspx?ref=ENVGE1126&amp;s=09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Wagenigen urban eco</text:p>
          </table:table-cell>
          <table:table-cell office:value-type="string" calcext:value-type="string">
            <text:p><text:a xlink:href="https://www.wur.nl/en/vacancy/AssociateAssistant-Professor-Urban-Economics-Tenure-Track-Position.htm" xlink:type="simple">https://www.wur.nl/en/vacancy/AssociateAssistant-Professor-Urban-Economics-Tenure-Track-Position.htm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ecturer Geocomp</text:p>
          </table:table-cell>
          <table:table-cell office:value-type="string" calcext:value-type="string">
            <text:p><text:a xlink:href="https://www.universityvacancies.com/maynooth-university/lecturerassistant-professor-permanent-national-centre-geocomputationdepartment" xlink:type="simple">https://www.universityvacancies.com/maynooth-university/lecturerassistant-professor-permanent-national-centre-geocomputationdepartment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ostdoc Columbia</text:p>
          </table:table-cell>
          <table:table-cell office:value-type="string" calcext:value-type="string">
            <text:p><text:a xlink:href="https://www.dropbox.com/s/uojratyckqq2b9u/PostDoc_Position.pdf?dl=0" xlink:type="simple">https://www.dropbox.com/s/uojratyckqq2b9u/PostDoc_Position.pdf?dl=0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ecturer Liverpool</text:p>
          </table:table-cell>
          <table:table-cell office:value-type="string" calcext:value-type="string">
            <text:p><text:a xlink:href="https://www.jobs.ac.uk/job/CAO399/lecturer-in-data-and-human-geography-grade-8" xlink:type="simple">https://www.jobs.ac.uk/job/CAO399/lecturer-in-data-and-human-geography-grade-8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rosslabs Kyoto</text:p>
          </table:table-cell>
          <table:table-cell office:value-type="string" calcext:value-type="string">
            <text:p><text:a xlink:href="https://www.crosslabs.org/jobs" xlink:type="simple">https://www.crosslabs.org/jobs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Delft CUSP</text:p>
          </table:table-cell>
          <table:table-cell office:value-type="string" calcext:value-type="string">
            <text:p><text:a xlink:href="https://www.tudelft.nl/over-tu-delft/werken-bij-tu-delft/vacatures/details/?jobId=603&amp;jobTitle=Postdoc%20Cities%2C%20Machine%20Learning%20and%20Network%20Science" xlink:type="simple">https://www.tudelft.nl/over-tu-delft/werken-bij-tu-delft/vacatures/details/?jobId=603&amp;jobTitle=Postdoc%20Cities%2C%20Machine%20Learning%20and%20Network%20Science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INSHS</text:p>
          </table:table-cell>
          <table:table-cell office:value-type="string" calcext:value-type="string">
            <text:p><text:a xlink:href="https://inshs.cnrs.fr/fr/appel-candidature-2020-trois-contrats-post-doctoraux-en-shs" xlink:type="simple">https://inshs.cnrs.fr/fr/appel-candidature-2020-trois-contrats-post-doctoraux-en-shs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office:value-type="string" calcext:value-type="string">
            <text:p>Postdoc Japon Sony labs</text:p>
          </table:table-cell>
          <table:table-cell office:value-type="string" calcext:value-type="string">
            <text:p><text:a xlink:href="https://www.sonycsl.co.jp/wp-content/uploads/2020/05/CSLKyoto_PostDoctoral_EN.pdf" xlink:type="simple">https://www.sonycsl.co.jp/wp-content/uploads/2020/05/CSLKyoto_PostDoctoral_EN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Postdoc Venise</text:p>
          </table:table-cell>
          <table:table-cell office:value-type="string" calcext:value-type="string">
            <text:p><text:a xlink:href="https://www.unive.it/pag/fileadmin/user_upload/centri/ECLT/documenti/Call_AREA_ECLT-HSC.pdf" xlink:type="simple">https://www.unive.it/pag/fileadmin/user_upload/centri/ECLT/documenti/Call_AREA_ECLT-HSC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Postdoc Helbing</text:p>
          </table:table-cell>
          <table:table-cell office:value-type="string" calcext:value-type="string">
            <text:p><text:a xlink:href="https://jobs.ethz.ch/job/view/2940" xlink:type="simple">https://jobs.ethz.ch/job/view/2940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Postdoc Aalto</text:p>
          </table:table-cell>
          <table:table-cell office:value-type="string" calcext:value-type="string">
            <text:p><text:a xlink:href="https://www.aalto.fi/en/open-positions/postdoctoral-researcher-in-digital-urban-and-data-analytics" xlink:type="simple">https://www.aalto.fi/en/open-positions/postdoctoral-researcher-in-digital-urban-and-data-analytic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Postdoc IOER</text:p>
          </table:table-cell>
          <table:table-cell office:value-type="string" calcext:value-type="string">
            <text:p><text:a xlink:href="https://www.ioer.de/1/news/vacancies/" xlink:type="simple">https://www.ioer.de/1/news/vacanci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Postdoc CRI</text:p>
          </table:table-cell>
          <table:table-cell office:value-type="string" calcext:value-type="string">
            <text:p><text:a xlink:href="https://research.cri-paris.org/jobs/job-postdoc" xlink:type="simple">https://research.cri-paris.org/jobs/job-postdoc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CR LAET</text:p>
          </table:table-cell>
          <table:table-cell office:value-type="string" calcext:value-type="string">
            <text:p><text:a xlink:href="https://www.concours.developpement-durable.gouv.fr/charge-e-de-recherche-du-developpement-durable-de-a126.html#top" xlink:type="simple">https://www.concours.developpement-durable.gouv.fr/charge-e-de-recherche-du-developpement-durable-de-a126.html#t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AP Sciences Po</text:p>
          </table:table-cell>
          <table:table-cell office:value-type="string" calcext:value-type="string">
            <text:p><text:a xlink:href="https://medialab.sciencespo.fr/actu/recrute-une-assistant-prof-sciences-sociales-computationnelles/" xlink:type="simple">https://medialab.sciencespo.fr/actu/recrute-une-assistant-prof-sciences-sociales-computationnell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Postdoc scaling SFI (asap ?)</text:p>
          </table:table-cell>
          <table:table-cell office:value-type="string" calcext:value-type="string">
            <text:p><text:a xlink:href="https://www.santafe.edu/jobs/Postdoctoral-Position-In-Scaling-Theory" xlink:type="simple">https://www.santafe.edu/jobs/Postdoctoral-Position-In-Scaling-The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Maynooth ; pb: ML/CS ?</text:p>
          </table:table-cell>
          <table:table-cell office:value-type="string" calcext:value-type="string">
            <text:p><text:a xlink:href="https://www.jobs.ac.uk/job/BXR851/lecturer-in-computer-science-machine-learning" xlink:type="simple">https://www.jobs.ac.uk/job/BXR851/lecturer-in-computer-science-machine-learni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Oxford (~ ; 23/01 !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4895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4895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HKU</text:p>
          </table:table-cell>
          <table:table-cell office:value-type="string" calcext:value-type="string">
            <text:p><text:a xlink:href="https://jobs.hku.hk/cw/en/job/499510/professor-in-urban-studiesplanning-and-head-of-the-department-of-urban-planning-and-design" xlink:type="simple">https://jobs.hku.hk/cw/en/job/499510/professor-in-urban-studiesplanning-and-head-of-the-department-of-urban-planning-and-desig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PostDoc UVM (OpenSource) ! 20/02</text:p>
          </table:table-cell>
          <table:table-cell office:value-type="string" calcext:value-type="string">
            <text:p><text:a xlink:href="https://vermontcomplexsystems.org/education/funding/" xlink:type="simple">https://vermontcomplexsystems.org/education/fundin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Tenure Track Delft 31/01</text:p>
          </table:table-cell>
          <table:table-cell office:value-type="string" calcext:value-type="string">
            <text:p><text:a xlink:href="https://www.academictransfer.com/en/287898/assistant-professor-tenure-track-in-urban-studies/" xlink:type="simple">https://www.academictransfer.com/en/287898/assistant-professor-tenure-track-in-urban-studi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tseus ?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nure track UNAM?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  <table:table-cell/>
        </table:table-row>
        <table:table-row table:style-name="ro1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  <table:table-cell/>
        </table:table-row>
        <table:table-row table:style-name="ro3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  <table:table-cell/>
        </table:table-row>
        <table:table-row table:style-name="ro3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e Kisio ?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santafe.edu/jobs/SFI-Postdoc-Computational-Social-Scien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EFORE 24/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ucl.ac.uk/bartlett/casa/news/2018/sep/casa-recruiting-research-fellow-urban-modelling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s://www.fun.ac.jp/en/recruit201901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s acceuil cn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www.lied-pieri.univ-paris-diderot.fr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koyre.ehess.fr/index.php?367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iurban.uchicago.edu/our-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vermontcomplexsystems.org/people/positions/</text:p>
          </table:table-cell>
          <table:table-cell table:number-columns-repeated="2"/>
        </table:table-row>
      </table:table>
      <table:table table:name="Ressources" table:style-name="ta1">
        <table:table-column table:style-name="co3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etsci</text:p>
          </table:table-cell>
          <table:table-cell office:value-type="string" calcext:value-type="string">
            <text:p><text:a xlink:href="https://netscisociety.net/jobs" xlink:type="simple">https://netscisociety.net/jobs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Jobrxiv</text:p>
          </table:table-cell>
          <table:table-cell office:value-type="string" calcext:value-type="string">
            <text:p><text:a xlink:href="https://jobrxiv.org/" xlink:type="simple">https://jobrxiv.org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09:23:48.622686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21-02-18T09:04:50.384367707</dc:date>
    <meta:editing-duration>P22DT2H54M41S</meta:editing-duration>
    <meta:editing-cycles>77</meta:editing-cycles>
    <meta:generator>LibreOffice/5.4.6.2$MacOSX_X86_64 LibreOffice_project/4014ce260a04f1026ba855d3b8d91541c224eab8</meta:generator>
    <meta:document-statistic meta:table-count="2" meta:cell-count="155" meta:object-count="0"/>
  </office:meta>
</office:document-meta>
</file>